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DULE ASSIGNMENT 2 - LEVEL 1<text:line-break/><text:line-break/>1. What is a function literal?'<text:line-break/><text:line-break/>A functtion literal is an expression that defines an unnamed function. This function is used more as an expression than as a statement and no function name is required.<text:line-break/><text:line-break/>2. What is the constructor?<text:line-break/><text:line-break/>A constructor is used to create an object. This is a special type of subrutine. The constructor makes an object readu for use.<text:line-break/><text:line-break/>3. What does the return statement do?<text:line-break/><text:line-break/>The return function ends an execution and goes back to the execution function. This means that the program will leave the subrutine and return the value or information back from the subrutine. <text:line-break/><text:line-break/>4. What will be written to the console from this function:<text:line-break/><text:tab/><text:tab/>function myFunction(){<text:line-break/><text:tab/><text:tab/><text:tab/> <text:s/>return console.log('inside my function');<text:line-break/><text:tab/><text:tab/><text:tab/> <text:s/>console.log('My name is Andy');<text:line-break/><text:tab/><text:tab/>}<text:line-break/><text:tab/><text:tab/>myFunction();<text:line-break/> <text:s text:c="7"/><text:line-break/>With this function, the statement ('inside my function') will be written to the console. Because of the return function.<text:line-break/><text:line-break/>5. Briefly describe scope in JavaScript.<text:line-break/><text:line-break/>The scope determines the accessibility of a variable. There are two different types of scope in Javascript, global(the exterior code) and local(inside a function).<text:line-break/><text:line-break/>Whenever a function is called, a new scope is created. When a variable(var) is declared, it is automatically added to the most immediate scope available. In a function, the most immediate one would be to function's local context.<text:line-break/><text:line-break/>Each function has its own scope, and any variable declared within that function is only accessible to that function. But a global var can be used inside a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rjan Iversen</meta:initial-creator>
    <meta:creation-date>2018-10-14T23:44:25.54</meta:creation-date>
    <meta:document-statistic meta:table-count="0" meta:image-count="0" meta:object-count="0" meta:page-count="1" meta:paragraph-count="1" meta:word-count="247" meta:character-count="1548"/>
    <dc:date>2018-10-14T23:46:16.93</dc:date>
    <dc:creator>Ørjan Iversen</dc:creator>
    <meta:editing-duration>PT1M53S</meta:editing-duration>
    <meta:editing-cycles>1</meta:editing-cycles>
    <meta:generator>OpenOffice/4.1.4$Win32 OpenOffice.org_project/414m5$Build-9788</meta:generator>
  </office:meta>
</office:document-meta>
</file>